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T1"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connaissance de motifs </text:p>
      <text:p text:style-name="Standard">Un des objectifs du stage est la reconnaissance de motifs dans un arbre DOM. Les motifs que l'on cherche à identifier sont les éléments d’intérêt du lecteur constitutifs d'une page web et de leur appliquer des transformations. Les éléments d’intérêt (...)</text:p>
      <text:p text:style-name="Standard">On veut parcourir la structure arborescente de l'arbre du DOM et extraire les nœuds qui ont une relation sémantique entre eux.</text:p>
      <text:p text:style-name="Standard">Les pages web sont généralement <text:s/>constituées d'éléments standards. Elles sont constituées d'un contenu principal, d'un menu de navigation. </text:p>
      <text:p text:style-name="Standard"/>
      <text:p text:style-name="Standard">HTML fournit un langage offrant une syntaxe souple ce qui permet de générer beaucoup de construction, mais n'offre pas de sémantique.</text:p>
      <text:p text:style-name="Standard"/>
      <text:p text:style-name="Standard">L'homme sait naturellement construire ou séparer (par la pensée) certain aspect d'une représentation afin d'en saisir les caractéristiques communes. C'est ce que l'on appelle un processus d' abstraction. C'est ce processus d'abstraction qui permet au lecteur d'une page web d'isoler (par la pensée) les différents éléments dans une page web. <text:s/><text:span text:style-name="T1">Par exemple, le lecteur va reconnaître un menu parce qu'il va isoler dans la page une bande de couleur rectangulaire constitué d'éléments textuelles aligner et .</text:span></text:p>
      <text:p text:style-name="Standard">L'identification de ces caractéristiques communes qui permet d'isoler les différents contenus d'une page web. On souhaite parvenir à approcher une automatisation de ce mécanismes d'abstraction au moyen des propriétés structurelles et des éléments de mise en forme.</text:p>
      <text:p text:style-name="Standard"/>
      <text:p text:style-name="Standard">Moyen de description du motifs recherché : Méta-modèle</text:p>
      <text:p text:style-name="Standard">On s’intéresse au contenu de la structure de la page. </text:p>
      <text:p text:style-name="Standard"><text:s/></text:p>
      <text:p text:style-name="Standard"/>
      <text:p text:style-name="Standard">Méthode appliqué : pour détecter <text:s/>les motifs d'une page, on s' intéresse à une approche par segmentation. L'opération de segmentation à pour but de rassembler les nœuds du DOM suivant des critères prédéfinit. Les nœuds sont ainsi regrouper en région qui constituent un partition de la page que l'on appellera bloc visuel. <text:s/></text:p>
      <text:p text:style-name="Standard"/>
      <text:p text:style-name="Standard">1 – Extraction de bloc </text:p>
      <text:p text:style-name="Standard"/>
      <text:p text:style-name="Standard"><text:s/>Il s'agit dans cette étape d'un parcours en profondeur des nœuds du DOM. On parcours le DOM jusqu'à découvrir un nœud candidat pouvant être un bloc visuel. </text:p>
      <text:p text:style-name="Standard">Le parcours se fait suivant :</text:p>
      <text:list xml:id="list12869195771" text:style-name="L1">
        <text:list-item>
          <text:p text:style-name="P1">les propriétés du nœud </text:p>
        </text:list-item>
        <text:list-item>
          <text:p text:style-name="P1">Les propriétés de ces enfants</text:p>
          <text:p text:style-name="P1"/>
        </text:list-item>
      </text:list>
      <text:p text:style-name="Standard">Les caractéristiques de la conception :</text:p>
      <text:p text:style-name="Standard"><text:tab/>Taille relative d'un nœud pour chaque nœud on va affecter un poids. Ce poids donne un importance au nœud, plus son poids est élevé, plus il a de chance d'extrait comme bloc visuel. Plus il à une granularité importante (poids visuel fort).</text:p>
      <text:p text:style-name="Standard"/>
      <text:p text:style-name="Standard"/>
      <text:p text:style-name="Standard">Présentation des heuristiques : </text:p>
      <text:p text:style-name="Standard"/>
      <text:p text:style-name="Standard">Ce qui nous intéresse est surtout de définir les grandes zones de la page pour définit un environnement contextuel à l'expression des souhaits.</text:p>
      <text:p text:style-name="Standard"/>
      <text:p text:style-name="Standard">La règle </text:p>
      <text:p text:style-name="Standard"/>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4-24T15:40:14</meta:creation-date>
    <dc:date>2014-04-29T17:39:04</dc:date>
    <dc:creator>Asus </dc:creator>
    <meta:editing-duration>PT5H50M48S</meta:editing-duration>
    <meta:editing-cycles>30</meta:editing-cycles>
    <meta:generator>LibreOffice/3.5$Linux_x86 LibreOffice_project/350m1$Build-2</meta:generator>
    <meta:document-statistic meta:table-count="0" meta:image-count="0" meta:object-count="0" meta:page-count="2" meta:paragraph-count="21" meta:word-count="413" meta:character-count="2603" meta:non-whitespace-character-count="2196"/>
  </office:meta>
</office:document-meta>
</file>